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</office:font-face-decls>
  <office:automatic-styles>
    <style:style style:name="swcatable" style:family="table">
      <style:table-properties style:width="3.5in" fo:margin-left="0in" fo:margin-right="0.0285in" table:align="margins" fo:background-color="transparent">
        <style:background-image/>
      </style:table-properties>
    </style:style>
    <style:style style:name="swcatable.A" style:family="table-column">
      <style:table-column-properties style:column-width="2.75in" style:rel-column-width="51491*"/>
    </style:style>
    <style:style style:name="swcatable.B" style:family="table-column">
      <style:table-column-properties style:column-width="0.75in" style:rel-column-width="14044*"/>
    </style:style>
    <style:style style:name="swcatable.1" style:family="table-row">
      <style:table-row-properties fo:background-color="transparent" fo:keep-together="always">
        <style:background-image/>
      </style:table-row-properties>
    </style:style>
    <style:style style:name="swca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swca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swca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mptable" style:family="table">
      <style:table-properties style:width="3.1875in" fo:margin-left="0.1847in" fo:break-before="column" table:align="left" fo:background-color="transparent">
        <style:background-image/>
      </style:table-properties>
    </style:style>
    <style:style style:name="bmptable.A" style:family="table-column">
      <style:table-column-properties style:column-width="2.4375in"/>
    </style:style>
    <style:style style:name="bmptable.B" style:family="table-column">
      <style:table-column-properties style:column-width="0.75in"/>
    </style:style>
    <style:style style:name="bmptable.1" style:family="table-row">
      <style:table-row-properties fo:background-color="transparent">
        <style:background-image/>
      </style:table-row-properties>
    </style:style>
    <style:style style:name="bmp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bmp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bmp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2556in"/>
    </style:style>
    <style:style style:name="Table4.A1" style:family="table-cell">
      <style:table-cell-properties style:vertical-align="middle"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368in" style:rel-column-width="8865*"/>
    </style:style>
    <style:style style:name="Table5.B" style:family="table-column">
      <style:table-column-properties style:column-width="4.0625in" style:rel-column-width="38445*"/>
    </style:style>
    <style:style style:name="Table5.C" style:family="table-column">
      <style:table-column-properties style:column-width="0.6819in" style:rel-column-width="6453*"/>
    </style:style>
    <style:style style:name="Table5.D" style:family="table-column">
      <style:table-column-properties style:column-width="1.2438in" style:rel-column-width="11772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style:vertical-align="middle"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4.0625in" style:rel-column-width="38445*"/>
    </style:style>
    <style:style style:name="Table7.C" style:family="table-column">
      <style:table-column-properties style:column-width="0.6819in" style:rel-column-width="6453*"/>
    </style:style>
    <style:style style:name="Table7.D" style:family="table-column">
      <style:table-column-properties style:column-width="1.2431in" style:rel-column-width="1176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style:min-row-height="0.4965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5049in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min-row-height="0.5049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6826in" style:rel-column-width="15923*"/>
    </style:style>
    <style:style style:name="Table11.B" style:family="table-column">
      <style:table-column-properties style:column-width="5.2424in" style:rel-column-width="49612*"/>
    </style:style>
    <style:style style:name="Table11.1" style:family="table-row">
      <style:table-row-properties style:min-row-height="0.31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f1584"/>
    </style:style>
    <style:style style:name="P2" style:family="paragraph" style:parent-style-name="Standard">
      <style:paragraph-properties fo:break-before="column"/>
      <style:text-properties officeooo:paragraph-rsid="000f1584"/>
    </style:style>
    <style:style style:name="P3" style:family="paragraph" style:parent-style-name="Standard">
      <style:paragraph-properties fo:break-before="column"/>
      <style:text-properties officeooo:paragraph-rsid="00105d80"/>
    </style:style>
    <style:style style:name="P4" style:family="paragraph" style:parent-style-name="Standard">
      <style:text-properties officeooo:paragraph-rsid="00106f4c"/>
    </style:style>
    <style:style style:name="P5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106f4c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2276d1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Segoe UI" fo:font-size="8pt" officeooo:paragraph-rsid="00106f4c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Segoe UI" fo:font-size="8pt" officeooo:rsid="00105d80" officeooo:paragraph-rsid="00106f4c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8pt" officeooo:rsid="0010e96f" officeooo:paragraph-rsid="0010e96f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Segoe UI" fo:font-size="8pt" officeooo:rsid="001dc81d" officeooo:paragraph-rsid="001dc81d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8pt" officeooo:rsid="001dc81d" officeooo:paragraph-rsid="002276d1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8pt" officeooo:rsid="001e6e3c" officeooo:paragraph-rsid="001f4e2e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Segoe UI" fo:font-size="8pt" officeooo:rsid="001f4e2e" officeooo:paragraph-rsid="001f4e2e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Segoe UI" fo:font-size="8pt" officeooo:rsid="001f4e2e" officeooo:paragraph-rsid="00208de1" style:font-size-asian="8pt" style:font-size-complex="8pt"/>
    </style:style>
    <style:style style:name="P15" style:family="paragraph" style:parent-style-name="Standard">
      <style:text-properties officeooo:paragraph-rsid="000ef2a2"/>
    </style:style>
    <style:style style:name="P16" style:family="paragraph" style:parent-style-name="Standard">
      <style:paragraph-properties fo:break-before="page"/>
      <style:text-properties officeooo:rsid="001bf7af" officeooo:paragraph-rsid="001bf7af"/>
    </style:style>
    <style:style style:name="P17" style:family="paragraph" style:parent-style-name="Standard">
      <style:text-properties officeooo:rsid="001bf7af" officeooo:paragraph-rsid="001bf7af"/>
    </style:style>
    <style:style style:name="P18" style:family="paragraph" style:parent-style-name="Standard">
      <style:paragraph-properties fo:break-before="page"/>
      <style:text-properties officeooo:rsid="001bf7af" officeooo:paragraph-rsid="0027b062"/>
    </style:style>
    <style:style style:name="P19" style:family="paragraph" style:parent-style-name="Standard">
      <style:text-properties officeooo:rsid="001bf7af" officeooo:paragraph-rsid="0027b062"/>
    </style:style>
    <style:style style:name="P20" style:family="paragraph" style:parent-style-name="Standard">
      <style:text-properties fo:font-size="8pt" officeooo:rsid="001bf7fe" officeooo:paragraph-rsid="001bf7fe" style:font-size-asian="7pt" style:font-size-complex="8pt"/>
    </style:style>
    <style:style style:name="P21" style:family="paragraph" style:parent-style-name="Standard">
      <style:paragraph-properties fo:text-align="start" style:justify-single-word="false"/>
      <style:text-properties fo:font-size="8pt" officeooo:rsid="001bf7fe" officeooo:paragraph-rsid="0027b062" style:font-size-asian="7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fo:font-size="8pt" officeooo:rsid="0027b062" officeooo:paragraph-rsid="0027b062" style:font-size-asian="7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fo:font-size="8pt" officeooo:rsid="0027b062" officeooo:paragraph-rsid="00325fd4" style:font-size-asian="7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font-size="8pt" officeooo:rsid="0027b062" officeooo:paragraph-rsid="0027b062" style:font-size-asian="7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fo:font-size="8pt" officeooo:rsid="001f4e2e" officeooo:paragraph-rsid="002276d1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fo:font-size="8pt" officeooo:rsid="00208de1" officeooo:paragraph-rsid="00208de1" style:font-size-asian="8pt" style:font-size-complex="8pt"/>
    </style:style>
    <style:style style:name="P27" style:family="paragraph" style:parent-style-name="Standard">
      <style:paragraph-properties fo:text-align="center" style:justify-single-word="false"/>
      <style:text-properties fo:font-size="10pt" officeooo:rsid="001bf7fe" officeooo:paragraph-rsid="001bf7fe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officeooo:paragraph-rsid="001bf7fe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officeooo:paragraph-rsid="002d68f2"/>
    </style:style>
    <style:style style:name="P31" style:family="paragraph" style:parent-style-name="Standard">
      <style:paragraph-properties fo:text-align="start" style:justify-single-word="false"/>
      <style:text-properties officeooo:paragraph-rsid="0041a5f4"/>
    </style:style>
    <style:style style:name="P32" style:family="paragraph" style:parent-style-name="Table_20_Contents">
      <style:paragraph-properties fo:text-align="center" style:justify-single-word="false"/>
      <style:text-properties officeooo:rsid="0028928b" officeooo:paragraph-rsid="0028928b"/>
    </style:style>
    <style:style style:name="P33" style:family="paragraph">
      <style:paragraph-properties fo:text-align="start"/>
      <style:text-properties fo:font-size="8pt"/>
    </style:style>
    <style:style style:name="P3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5" style:family="paragraph">
      <style:paragraph-properties fo:text-align="start"/>
    </style:style>
    <style:style style:name="P36" style:family="paragraph">
      <style:paragraph-properties fo:text-align="start"/>
      <style:text-properties fo:font-size="10pt" fo:font-weight="bold"/>
    </style:style>
    <style:style style:name="P37" style:family="paragraph">
      <style:paragraph-properties fo:text-align="start"/>
      <style:text-properties style:font-name="Segoe UI Black" fo:font-size="14pt" fo:font-style="normal" fo:font-weight="900"/>
    </style:style>
    <style:style style:name="P38" style:family="paragraph">
      <style:paragraph-properties fo:text-align="center"/>
    </style:style>
    <style:style style:name="T1" style:family="text">
      <style:text-properties officeooo:rsid="001dc81d"/>
    </style:style>
    <style:style style:name="T2" style:family="text">
      <style:text-properties officeooo:rsid="0029e115"/>
    </style:style>
    <style:style style:name="T3" style:family="text">
      <style:text-properties officeooo:rsid="0050cead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.0591in" fo:border="none" draw:wrap-influence-on-position="once-concurrent" loext:allow-overlap="tru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 style:data-style-name="C10107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data-style-name="C37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vertical-align="top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vertical-align="top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C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fixed-text form:name="projectdescriptionlabel" form:control-implementation="ooo:com.sun.star.form.component.FixedText" xml:id="control1" form:id="control1" form:label="Project Description"/>
          <form:textarea form:name="projectdescriptiontextbox" form:control-implementation="ooo:com.sun.star.form.component.TextField" xml:id="control2" form:id="control2" form:max-length="100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ntractnumberlabel" form:control-implementation="ooo:com.sun.star.form.component.FixedText" xml:id="control3" form:id="control3" form:label="Contract Number/CO/RTE/PM"/>
          <form:listbox form:name="wdidtextbox" form:control-implementation="ooo:com.sun.star.form.component.ListBox" xml:id="control4" form:id="control4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 One"/>
            <form:option form:label="Entry 1"/>
            <form:option form:label="Entry 2"/>
            <form:option form:label="Entry 3"/>
            <form:option form:label="etc."/>
          </form:listbox>
          <form:fixed-text form:name="headerpart1" form:control-implementation="ooo:com.sun.star.form.component.FixedText" xml:id="control5" form:id="control5" form:label="STATE OF CALIFORNIA DEPARTMENT OF TRANSPORTATION"/>
          <form:fixed-text form:name="Label Field 2" form:control-implementation="ooo:com.sun.star.form.component.FixedText" xml:id="control6" form:id="control6" form:label="PROJECT CONSTRUCTION STORMWATER REVIEW REPORT"/>
          <form:fixed-text form:name="Label Field 1" form:control-implementation="ooo:com.sun.star.form.component.FixedText" xml:id="control7" form:id="control7" form:label="ENV-WQP-0003 (Revised 10/2015)"/>
          <form:text form:name="contractnumbertextbox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districttextbox" form:control-implementation="ooo:com.sun.star.form.component.ListBox" xml:id="control9" form:id="control9" form:dropdown="true" form:size="1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"/>
            <form:option form:label="01"/>
            <form:option form:label="02"/>
            <form:option form:label="03"/>
            <form:option form:label="04"/>
            <form:option form:label="05"/>
            <form:option form:label="06"/>
            <form:option form:label="07"/>
            <form:option form:label="08"/>
            <form:option form:label="09"/>
            <form:option form:label="10"/>
            <form:option form:label="11"/>
            <form:option form:label="12"/>
            <form:option form:label="13"/>
          </form:listbox>
          <form:text form:name="projectnametextbox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districtlabel" form:control-implementation="ooo:com.sun.star.form.component.FixedText" xml:id="control11" form:id="control11" form:label="District"/>
          <form:fixed-text form:name="keypersonnellabel" form:control-implementation="ooo:com.sun.star.form.component.FixedText" xml:id="control12" form:id="control12" form:label="Key Personnel"/>
          <form:fixed-text form:name="wdidnumberlabel" form:control-implementation="ooo:com.sun.star.form.component.FixedText" xml:id="control13" form:id="control13" form:label="WDID Number"/>
          <form:fixed-text form:name="iqareviewerlabel" form:control-implementation="ooo:com.sun.star.form.component.FixedText" xml:id="control14" form:id="control14" form:label="IQA Reviewer"/>
          <form:text form:name="iqareviewertextbo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viewdatetextbox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identengineertextbox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honenumbertextbo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phonenumberlabel" form:control-implementation="ooo:com.sun.star.form.component.FixedText" xml:id="control19" form:id="control19" form:label="RE Phone Number"/>
          <form:fixed-text form:name="reviewparticipantslabel" form:control-implementation="ooo:com.sun.star.form.component.FixedText" xml:id="control20" form:id="control20" form:label="Review Participants"/>
          <form:text form:name="constructioncompanytextbox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wpcmlabel" form:control-implementation="ooo:com.sun.star.form.component.FixedText" xml:id="control22" form:id="control22" form:label="Water Pollution Control Manager (WPCM)"/>
          <form:fixed-text form:name="siteconditionslabel" form:control-implementation="ooo:com.sun.star.form.component.FixedText" xml:id="control23" form:id="control23" form:label="Site Conditions"/>
          <form:text form:name="projectriskleveltextbox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constructioncompanylabel" form:control-implementation="ooo:com.sun.star.form.component.FixedText" xml:id="control25" form:id="control25" form:label="Construction Company"/>
          <form:fixed-text form:name="weatherconditionslabel" form:control-implementation="ooo:com.sun.star.form.component.FixedText" xml:id="control26" form:id="control26" form:label="Weather Conditions"/>
          <form:fixed-text form:name="projectrisklevellabel" form:control-implementation="ooo:com.sun.star.form.component.FixedText" xml:id="control27" form:id="control27" form:label="Project Risk Level / Tahoe CGP"/>
          <form:text form:name="weatherconditionstextbox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eivingwaterbodytextbox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ceivingwaterbodylabel" form:control-implementation="ooo:com.sun.star.form.component.FixedText" xml:id="control30" form:id="control30" form:label="Receiving Water Body (S)"/>
          <form:text form:name="percentcompletetextbox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percentcompletelabel" form:control-implementation="ooo:com.sun.star.form.component.FixedText" xml:id="control32" form:id="control32" form:label="Percent Complete By Time"/>
          <form:fixed-text form:name="totaldsalabel" form:control-implementation="ooo:com.sun.star.form.component.FixedText" xml:id="control33" form:id="control33" form:label="Total Disturbed Soil Area (DSA) (Acres)"/>
          <form:text form:name="totaldsatextbox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dsatextbox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activedsatextbox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dsalabel" form:control-implementation="ooo:com.sun.star.form.component.FixedText" xml:id="control37" form:id="control37" form:label="Active DSA (Acres)"/>
          <form:fixed-text form:name="inactivedsalabel" form:control-implementation="ooo:com.sun.star.form.component.FixedText" xml:id="control38" form:id="control38" form:label="Inactive DSA (Acres)"/>
          <form:fixed-text form:name="regulatorystatuslabel" form:control-implementation="ooo:com.sun.star.form.component.FixedText" xml:id="control39" form:id="control39" form:label="Regulatory Status"/>
          <form:listbox form:name="swppptextbox" form:control-implementation="ooo:com.sun.star.form.component.ListBox" xml:id="control40" form:id="control40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WPPP"/>
            <form:option form:label="WPCP"/>
          </form:listbox>
          <form:fixed-text form:name="swppplabel" form:control-implementation="ooo:com.sun.star.form.component.FixedText" xml:id="control41" form:id="control41" form:label="SWPPP or WPCP"/>
          <form:fixed-text form:name="rwqcblabel" form:control-implementation="ooo:com.sun.star.form.component.FixedText" xml:id="control42" form:id="control42" form:label="RWQCB (S)"/>
          <form:fixed-text form:name="projectnamelabel" form:control-implementation="ooo:com.sun.star.form.component.FixedText" xml:id="control43" form:id="control43" form:label="Project Name"/>
          <form:fixed-text form:name="reviewreportsummarylabel" form:control-implementation="ooo:com.sun.star.form.component.FixedText" xml:id="control44" form:id="control44" form:label="Review Report Summary"/>
          <form:text form:name="reviewparticipantstextbox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pcmtextbox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sidentengineerlabel" form:control-implementation="ooo:com.sun.star.form.component.FixedText" xml:id="control47" form:id="control47" form:label="Resident Engineer (RE)"/>
          <form:fixed-text form:name="reviewdatelabel" form:control-implementation="ooo:com.sun.star.form.component.FixedText" xml:id="control48" form:id="control48" form:label="Review Date"/>
          <form:text form:name="rwqcbtextbox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 1" form:control-implementation="ooo:com.sun.star.form.component.ListBox" xml:id="control50" form:id="control50" form:dropdown="tru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IMPORTANT:"/>
            <form:option form:label="import all PLACS from"/>
            <form:option form:label="the word document"/>
            <form:option form:label="and place them in"/>
            <form:option form:label="this list"/>
          </form:listbox>
          <form:fixed-text form:name="placslabel" form:control-implementation="ooo:com.sun.star.form.component.FixedText" xml:id="control51" form:id="control51" form:label="PLACS (Permits, Licenses, Agreements, Certifications) Specifying Temporary BMP Requirements"/>
          <form:listbox form:name="List Box 2" form:control-implementation="ooo:com.sun.star.form.component.ListBox" xml:id="control52" form:id="control52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 form:value="Yes"/>
            <form:option form:label="No" form:value="No"/>
          </form:listbox>
          <form:textarea form:name="Text Box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2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List Box 3" form:control-implementation="ooo:com.sun.star.form.component.ListBox" xml:id="control55" form:id="control55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 form:value="Yes"/>
            <form:option form:label="No" form:value="No"/>
          </form:listbox>
          <form:textarea form:name="Text Box 3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4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/>
          </form:textarea>
          <form:text form:name="Text Box 5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7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9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date form:name="Date Field 1" form:control-implementation="ooo:com.sun.star.form.component.DateField" xml:id="control62" form:id="control62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date form:name="Date Field 1" form:control-implementation="ooo:com.sun.star.form.component.DateField" xml:id="control63" form:id="control63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text form:name="Text Box 10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2" form:control-implementation="ooo:com.sun.star.form.component.DateField" xml:id="control67" form:id="control67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area form:name="Text Box 12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swppptextbox" form:control-implementation="ooo:com.sun.star.form.component.ListBox" xml:id="control69" form:id="control69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/>
            <form:option form:label="No"/>
          </form:listbox>
          <form:fixed-text form:name="oversightlabel" form:control-implementation="ooo:com.sun.star.form.component.FixedText" xml:id="control70" form:id="control70" form:label="Oversight Project?"/>
          <form:text form:name="rwqcbtextbox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wqcblabel" form:control-implementation="ooo:com.sun.star.form.component.FixedText" xml:id="control72" form:id="control72" form:label="RWQCB (S)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2" draw:name="Control 2" draw:style-name="gr1" draw:text-style-name="P33" svg:width="1.1815in" svg:height="0.2953in" svg:x="0.011in" svg:y="0.0898in" draw:control="control1"/><draw:control text:anchor-type="paragraph" draw:z-index="3" draw:name="Control 1" draw:style-name="gr2" draw:text-style-name="P34" svg:width="2.0677in" svg:height="0.8071in" svg:x="0.011in" svg:y="0.3846in" draw:control="control2"/><draw:control text:anchor-type="paragraph" draw:z-index="4" draw:name="Control 3" draw:style-name="gr1" draw:text-style-name="P33" svg:width="1.7717in" svg:height="0.2953in" svg:x="2.2752in" svg:y="0.1161in" draw:control="control3"/><draw:control text:anchor-type="paragraph" draw:z-index="5" draw:name="Control 6" draw:style-name="gr2" draw:text-style-name="P34" svg:width="2.0677in" svg:height="0.2953in" svg:x="2.2752in" svg:y="0.8965in" draw:control="control4"/><draw:control text:anchor-type="paragraph" draw:z-index="10" draw:name="Control 4" draw:style-name="gr2" draw:text-style-name="P34" svg:width="3.4307in" svg:height="0.2953in" svg:x="2.2752in" svg:y="0.3846in" draw:control="control8"/><draw:control text:anchor-type="paragraph" draw:z-index="11" draw:name="Control 10" draw:style-name="gr2" draw:text-style-name="P34" svg:width="0.985in" svg:height="0.2953in" svg:x="5.9028in" svg:y="0.3846in" draw:control="control9"/><draw:control text:anchor-type="paragraph" draw:z-index="12" draw:name="Control 11" draw:style-name="gr1" draw:text-style-name="P33" svg:width="1.1815in" svg:height="0.2953in" svg:x="4.5244in" svg:y="0.6535in" draw:control="control43"/><draw:control text:anchor-type="paragraph" draw:z-index="13" draw:name="Control 12" draw:style-name="gr2" draw:text-style-name="P34" svg:width="2.363in" svg:height="0.2953in" svg:x="4.5244in" svg:y="0.8972in" draw:control="control10"/><draw:control text:anchor-type="paragraph" draw:z-index="7" draw:name="Control 13" draw:style-name="gr1" draw:text-style-name="P33" svg:width="0.4921in" svg:height="0.2953in" svg:x="5.9028in" svg:y="0.1161in" draw:control="control11"/><draw:control text:anchor-type="paragraph" draw:z-index="14" draw:name="Control 14" draw:style-name="gr1" draw:text-style-name="P36" svg:width="1.6732in" svg:height="0.1969in" svg:x="-0.0035in" svg:y="1.2701in" draw:control="control44"/><draw:control text:anchor-type="paragraph" draw:z-index="15" draw:name="Control 15" draw:style-name="gr1" draw:text-style-name="P36" svg:width="0.9953in" svg:height="0.1969in" svg:x="0.0209in" svg:y="3.7811in" draw:control="control12"/><draw:control text:anchor-type="paragraph" draw:z-index="16" draw:name="Control 5" draw:style-name="gr1" draw:text-style-name="P33" svg:width="1.1815in" svg:height="0.2953in" svg:x="2.2752in" svg:y="0.6437in" draw:control="control13"/><draw:control text:anchor-type="paragraph" draw:z-index="17" draw:name="Control 17" draw:style-name="gr1" draw:text-style-name="P33" svg:width="0.8012in" svg:height="0.2953in" svg:x="0.0209in" svg:y="3.928in" draw:control="control14"/><draw:control text:anchor-type="paragraph" draw:z-index="20" draw:name="Control 19" draw:style-name="gr1" draw:text-style-name="P33" svg:width="0.8012in" svg:height="0.2953in" svg:x="3.6681in" svg:y="3.928in" draw:control="control48"/><draw:control text:anchor-type="paragraph" draw:z-index="18" draw:name="Control 16" draw:style-name="gr2" draw:text-style-name="P34" svg:width="3.3685in" svg:height="0.2496in" svg:x="0.0252in" svg:y="4.1984in" draw:control="control15"/><draw:control text:anchor-type="paragraph" draw:z-index="19" draw:name="Control 18" draw:style-name="gr2" draw:text-style-name="P34" svg:width="3.2335in" svg:height="0.2496in" svg:x="3.6681in" svg:y="4.1984in" draw:control="control16"/><draw:control text:anchor-type="paragraph" draw:z-index="21" draw:name="Control 21" draw:style-name="gr1" draw:text-style-name="P33" svg:width="1.3134in" svg:height="0.2953in" svg:x="0.0252in" svg:y="4.4126in" draw:control="control47"/><draw:control text:anchor-type="paragraph" draw:z-index="22" draw:name="Control 20" draw:style-name="gr2" draw:text-style-name="P34" svg:width="3.3685in" svg:height="0.2496in" svg:x="0.0252in" svg:y="4.7075in" draw:control="control17"/><draw:control text:anchor-type="paragraph" draw:z-index="23" draw:name="Control 22" draw:style-name="gr2" draw:text-style-name="P34" svg:width="3.235in" svg:height="0.2496in" svg:x="3.6665in" svg:y="4.7075in" draw:control="control18"/><draw:control text:anchor-type="paragraph" draw:z-index="24" draw:name="Control 24" draw:style-name="gr1" draw:text-style-name="P33" svg:width="1.1094in" svg:height="0.2953in" svg:x="3.6665in" svg:y="4.448in" draw:control="control19"/><text:line-break/><text:line-break/><text:line-break/><text:line-break/><text:line-break/><text:span text:style-name="T2">m</text:span><text:line-break/><text:line-break/><text:line-break/><text:line-break/><text:line-break/><draw:frame draw:style-name="fr1" draw:name="Frame1" text:anchor-type="char" svg:x="-0.0437in" svg:y="1.4772in" svg:width="7.1756in" draw:z-index="0"><draw:text-box fo:min-height="0.6929in"><table:table table:name="swcatable" table:style-name="swcatable"><table:table-column table:style-name="swcatable.A"/><table:table-column table:style-name="swcatable.B"/><table:table-row table:style-name="swcatable.1"><table:table-cell table:style-name="swcatable.A1" table:number-columns-spanned="2" office:value-type="string"><text:p text:style-name="P5">STORM WATER CONTRACT ADMINISTRATION</text:p></table:table-cell><table:covered-table-cell/></table:table-row><table:table-row table:style-name="swcatable.1"><table:table-cell table:style-name="swcatable.A8" office:value-type="string"><text:p text:style-name="P5">CATEGORY</text:p></table:table-cell><table:table-cell table:style-name="swcatable.B2" office:value-type="string"><text:p text:style-name="P5">No. of Findings</text:p></table:table-cell></table:table-row><table:table-row table:style-name="swcatable.1"><table:table-cell table:style-name="swcatable.A8" office:value-type="string"><text:p text:style-name="P5">Plans and Permits</text:p></table:table-cell><table:table-cell table:style-name="swcatable.B3" office:value-type="string"><text:p text:style-name="P7"/></table:table-cell></table:table-row><table:table-row table:style-name="swcatable.1"><table:table-cell table:style-name="swcatable.A8" office:value-type="string"><text:p text:style-name="P5">Training</text:p></table:table-cell><table:table-cell table:style-name="swcatable.B4" office:value-type="string"><text:p text:style-name="P7"/></table:table-cell></table:table-row><table:table-row table:style-name="swcatable.1"><table:table-cell table:style-name="swcatable.A8" office:value-type="string"><text:p text:style-name="P5">SMARTS</text:p></table:table-cell><table:table-cell table:style-name="swcatable.B5" office:value-type="string"><text:p text:style-name="P7"/></table:table-cell></table:table-row><table:table-row table:style-name="swcatable.1"><table:table-cell table:style-name="swcatable.A8" office:value-type="string"><text:p text:style-name="P5">Active Treatment Systems</text:p></table:table-cell><table:table-cell table:style-name="swcatable.B6" office:value-type="string"><text:p text:style-name="P7"/></table:table-cell></table:table-row><table:table-row table:style-name="swcatable.1"><table:table-cell table:style-name="swcatable.A8" office:value-type="string"><text:p text:style-name="P5">Monitoring and Reporting</text:p></table:table-cell><table:table-cell table:style-name="swcatable.B7" office:value-type="string"><text:p text:style-name="P7"/></table:table-cell></table:table-row><table:table-row table:style-name="swcatable.1"><table:table-cell table:style-name="swcatable.A8" office:value-type="string"><text:p text:style-name="P5">Tahoe CGP Specific Requirements</text:p></table:table-cell><table:table-cell table:style-name="swcatable.B8" office:value-type="string"><text:p text:style-name="P7"/></table:table-cell></table:table-row><table:table-row table:style-name="swcatable.1"><table:table-cell table:style-name="swcatable.A9" office:value-type="string"><text:p text:style-name="P5">TOTAL</text:p></table:table-cell><table:table-cell table:style-name="swcatable.B9" office:value-type="string"><text:p text:style-name="P8"/></table:table-cell></table:table-row></table:table><text:p text:style-name="P4"/><table:table table:name="bmptable" table:style-name="bmptable"><table:table-column table:style-name="bmptable.A"/><table:table-column table:style-name="bmptable.B"/><table:table-row table:style-name="bmptable.1"><table:table-cell table:style-name="bmptable.A1" table:number-columns-spanned="2" office:value-type="string"><text:p text:style-name="P9">BEST MANAGEMENT PRACTICES (BMP)</text:p></table:table-cell><table:covered-table-cell/></table:table-row><table:table-row table:style-name="TableLine2386705244752"><table:table-cell table:style-name="bmptable.A8" office:value-type="string"><text:p text:style-name="P5">CATEGORY</text:p></table:table-cell><table:table-cell table:style-name="bmptable.B8" office:value-type="string"><text:p text:style-name="P5">No. of Findings</text:p></table:table-cell></table:table-row><table:table-row table:style-name="TableLine2386705237680"><table:table-cell table:style-name="bmptable.A8" office:value-type="string"><text:p text:style-name="P9">Soil Stabilization</text:p></table:table-cell><table:table-cell table:style-name="bmptable.B8" office:value-type="string"><text:p text:style-name="P8"/></table:table-cell></table:table-row><table:table-row table:style-name="TableLine2386705238496"><table:table-cell table:style-name="bmptable.A8" office:value-type="string"><text:p text:style-name="P9">Sediment Control</text:p></table:table-cell><table:table-cell table:style-name="bmptable.B8" office:value-type="string"><text:p text:style-name="P7"/></table:table-cell></table:table-row><table:table-row table:style-name="TableLine2386705245024"><table:table-cell table:style-name="bmptable.A8" office:value-type="string"><text:p text:style-name="P9">Tracking Control</text:p></table:table-cell><table:table-cell table:style-name="bmptable.B8" office:value-type="string"><text:p text:style-name="P7"/></table:table-cell></table:table-row><table:table-row table:style-name="TableLine2386705250464"><table:table-cell table:style-name="bmptable.A8" office:value-type="string"><text:p text:style-name="P9">Wind Erosion Control</text:p></table:table-cell><table:table-cell table:style-name="bmptable.B8" office:value-type="string"><text:p text:style-name="P7"/></table:table-cell></table:table-row><table:table-row table:style-name="TableLine2386705240128"><table:table-cell table:style-name="bmptable.A8" office:value-type="string"><text:p text:style-name="P9">Non-Storm Water</text:p></table:table-cell><table:table-cell table:style-name="bmptable.B8" office:value-type="string"><text:p text:style-name="P7"/></table:table-cell></table:table-row><table:table-row table:style-name="TableLine2386705246384"><table:table-cell table:style-name="bmptable.A8" office:value-type="string"><text:p text:style-name="P9">Waste Management</text:p></table:table-cell><table:table-cell table:style-name="bmptable.B8" office:value-type="string"><text:p text:style-name="P7"/></table:table-cell></table:table-row><table:table-row table:style-name="bmptable.1"><table:table-cell table:style-name="bmptable.A9" office:value-type="string"><text:p text:style-name="P5">TOTAL</text:p></table:table-cell><table:table-cell table:style-name="bmptable.B9" office:value-type="string"><text:p text:style-name="P7"/></table:table-cell></table:table-row></table:table><text:p text:style-name="P4"/></draw:text-box></draw:frame><draw:control text:anchor-type="char" draw:z-index="6" draw:name="Control 7" draw:style-name="gr11" draw:text-style-name="P35" svg:width="3.3657in" svg:height="0.1976in" svg:x="0.022in" svg:y="-0.5008in" draw:control="control5"/><draw:control text:anchor-type="char" draw:z-index="9" draw:name="Control 9" draw:style-name="gr11" draw:text-style-name="P35" svg:width="1.9449in" svg:height="0.1961in" svg:x="0.0102in" svg:y="-0.1063in" draw:control="control7"/><draw:control text:anchor-type="char" draw:z-index="8" draw:name="Control 8" draw:style-name="gr11" draw:text-style-name="P37" svg:width="5.7098in" svg:height="0.1976in" svg:x="0.0102in" svg:y="-0.3035in" draw:control="control6"/><text:tab/><text:tab/><text:tab/><text:tab/><text:tab/><text:tab/><text:tab/></text:p>
      <text:p text:style-name="P3"><draw:control text:anchor-type="paragraph" draw:z-index="26" draw:name="Control 25" draw:style-name="gr1" draw:text-style-name="P33" svg:width="1.3134in" svg:height="0.2953in" svg:x="0.0252in" svg:y="0.0291in" draw:control="control20"/></text:p>
      <text:p text:style-name="P3"><draw:control text:anchor-type="paragraph" draw:z-index="25" draw:name="Control 23" draw:style-name="gr2" draw:text-style-name="P34" svg:width="6.8768in" svg:height="0.2496in" svg:x="0.0252in" svg:y="0.0874in" draw:control="control45"/></text:p>
      <text:p text:style-name="P2"><draw:control text:anchor-type="paragraph" draw:z-index="29" draw:name="Control 29" draw:style-name="gr1" draw:text-style-name="P33" svg:width="2.3988in" svg:height="0.2953in" svg:x="3.6709in" svg:y="0.1193in" draw:control="control22"/><draw:control text:anchor-type="paragraph" draw:z-index="32" draw:name="Control 26" draw:style-name="gr1" draw:text-style-name="P33" svg:width="1.3134in" svg:height="0.2953in" svg:x="0.0252in" svg:y="0.1043in" draw:control="control25"/></text:p>
      <text:p text:style-name="P1"><draw:control text:anchor-type="paragraph" draw:z-index="27" draw:name="Control 27" draw:style-name="gr2" draw:text-style-name="P34" svg:width="3.3685in" svg:height="0.2496in" svg:x="0.0252in" svg:y="0.1807in" draw:control="control21"/><draw:control text:anchor-type="paragraph" draw:z-index="28" draw:name="Control 28" draw:style-name="gr2" draw:text-style-name="P34" svg:width="3.2307in" svg:height="0.2496in" svg:x="3.6709in" svg:y="0.1807in" draw:control="control46"/></text:p>
      <text:p text:style-name="P15"><draw:control text:anchor-type="paragraph" draw:z-index="30" draw:name="Control 31" draw:style-name="gr1" draw:text-style-name="P36" svg:width="0.9953in" svg:height="0.1969in" svg:x="0.0374in" svg:y="0.2965in" draw:control="control23"/><draw:control text:anchor-type="paragraph" draw:z-index="31" draw:name="Control 32" draw:style-name="gr2" draw:text-style-name="P34" svg:width="3.2362in" svg:height="0.2496in" svg:x="3.6717in" svg:y="0.7409in" draw:control="control24"/><draw:control text:anchor-type="paragraph" draw:z-index="33" draw:name="Control 33" draw:style-name="gr1" draw:text-style-name="P35" svg:width="1.3134in" svg:height="0.2953in" svg:x="0.0374in" svg:y="0.4457in" draw:control="control26"/><draw:control text:anchor-type="paragraph" draw:z-index="34" draw:name="Control 34" draw:style-name="gr1" draw:text-style-name="P33" svg:width="1.726in" svg:height="0.2953in" svg:x="3.6717in" svg:y="0.4457in" draw:control="control27"/><draw:control text:anchor-type="paragraph" draw:z-index="35" draw:name="Control 30" draw:style-name="gr2" draw:text-style-name="P34" svg:width="3.3685in" svg:height="0.2496in" svg:x="0.0311in" svg:y="0.7409in" draw:control="control28"/><draw:control text:anchor-type="paragraph" draw:z-index="36" draw:name="Control 35" draw:style-name="gr2" draw:text-style-name="P34" svg:width="3.3685in" svg:height="0.2496in" svg:x="0.0311in" svg:y="1.2717in" draw:control="control29"/><draw:control text:anchor-type="paragraph" draw:z-index="37" draw:name="Control 36" draw:style-name="gr1" draw:text-style-name="P35" svg:width="1.4394in" svg:height="0.2953in" svg:x="0.0311in" svg:y="0.9689in" draw:control="control30"/><draw:control text:anchor-type="paragraph" draw:z-index="38" draw:name="Control 37" draw:style-name="gr2" draw:text-style-name="P34" svg:width="3.2315in" svg:height="0.2496in" svg:x="3.6717in" svg:y="1.2717in" draw:control="control31"/><draw:control text:anchor-type="paragraph" draw:z-index="39" draw:name="Control 38" draw:style-name="gr1" draw:text-style-name="P33" svg:width="1.513in" svg:height="0.2953in" svg:x="3.6717in" svg:y="0.9764in" draw:control="control32"/><draw:control text:anchor-type="paragraph" draw:z-index="40" draw:name="Control 40" draw:style-name="gr1" draw:text-style-name="P33" svg:width="2.174in" svg:height="0.2953in" svg:x="0.0311in" svg:y="1.498in" draw:control="control33"/><draw:control text:anchor-type="paragraph" draw:z-index="41" draw:name="Control 39" draw:style-name="gr2" draw:text-style-name="P34" svg:width="2.137in" svg:height="0.2496in" svg:x="0.0366in" svg:y="1.7929in" draw:control="control34"/><draw:control text:anchor-type="paragraph" draw:z-index="42" draw:name="Control 41" draw:style-name="gr2" draw:text-style-name="P34" svg:width="2.137in" svg:height="0.2496in" svg:x="2.4583in" svg:y="1.7929in" draw:control="control35"/><draw:control text:anchor-type="paragraph" draw:z-index="43" draw:name="Control 43" draw:style-name="gr2" draw:text-style-name="P34" svg:width="2.137in" svg:height="0.2496in" svg:x="4.7661in" svg:y="1.7929in" draw:control="control36"/><draw:control text:anchor-type="paragraph" draw:z-index="44" draw:name="Control 42" draw:style-name="gr1" draw:text-style-name="P33" svg:width="1.1579in" svg:height="0.2953in" svg:x="2.4583in" svg:y="1.498in" draw:control="control37"/><draw:control text:anchor-type="paragraph" draw:z-index="45" draw:name="Control 44" draw:style-name="gr1" draw:text-style-name="P33" svg:width="1.1579in" svg:height="0.2953in" svg:x="4.7661in" svg:y="1.498in" draw:control="control38"/><draw:control text:anchor-type="paragraph" draw:z-index="46" draw:name="Control 45" draw:style-name="gr1" draw:text-style-name="P36" svg:width="1.2453in" svg:height="0.1969in" svg:x="0.0398in" svg:y="2.1091in" draw:control="control39"/><draw:control text:anchor-type="paragraph" draw:z-index="48" draw:name="Control 47" draw:style-name="gr1" draw:text-style-name="P33" svg:width="1.4394in" svg:height="0.2953in" svg:x="0.0335in" svg:y="2.2744in" draw:control="control41"/><draw:control text:anchor-type="paragraph" draw:z-index="49" draw:name="Control 49" draw:style-name="gr1" draw:text-style-name="P33" svg:width="1.4394in" svg:height="0.2953in" svg:x="2.4661in" svg:y="2.2425in" draw:control="control42"/><draw:control text:anchor-type="paragraph" draw:z-index="50" draw:name="Control 48" draw:style-name="gr2" draw:text-style-name="P34" svg:width="4.4488in" svg:height="0.2496in" svg:x="2.4661in" svg:y="2.5118in" draw:control="control49"/><draw:control text:anchor-type="paragraph" draw:z-index="52" draw:name="Control 51" draw:style-name="gr1" draw:text-style-name="P33" svg:width="4.7031in" svg:height="0.2953in" svg:x="0.0335in" svg:y="2.761in" draw:control="control51"/><draw:control text:anchor-type="paragraph" draw:z-index="47" draw:name="Control 46" draw:style-name="gr2" draw:text-style-name="P34" svg:width="2.137in" svg:height="0.2496in" svg:x="0.0335in" svg:y="2.5201in" draw:control="control40"/><draw:control text:anchor-type="paragraph" draw:z-index="51" draw:name="Control 50" draw:style-name="gr2" draw:text-style-name="P34" svg:width="6.8697in" svg:height="0.837in" svg:x="0.0339in" svg:y="3.0126in" draw:control="control50"/><draw:control text:anchor-type="paragraph" draw:z-index="70" draw:name="Control 69" draw:style-name="gr2" draw:text-style-name="P34" svg:width="2.137in" svg:height="0.2496in" svg:x="0.0382in" svg:y="4.111in" draw:control="control69"/><draw:control text:anchor-type="paragraph" draw:z-index="71" draw:name="Control 70" draw:style-name="gr1" draw:text-style-name="P33" svg:width="1.4394in" svg:height="0.2953in" svg:x="0.0339in" svg:y="3.8492in" draw:control="control70"/><draw:control text:anchor-type="paragraph" draw:z-index="72" draw:name="Control 71" draw:style-name="gr2" draw:text-style-name="P34" svg:width="4.4488in" svg:height="0.2496in" svg:x="2.4701in" svg:y="4.1126in" draw:control="control71"/><draw:control text:anchor-type="paragraph" draw:z-index="73" draw:name="Control 72" draw:style-name="gr1" draw:text-style-name="P33" svg:width="1.4394in" svg:height="0.2953in" svg:x="2.4701in" svg:y="3.8492in" draw:control="control72"/><text:line-break/><text:line-break/><text:line-break/></text:p>
      <text:p text:style-name="P16">State of California - Department of Transportation</text:p>
      <text:p text:style-name="P17">Project Construction Stormwater Review Report</text:p>
      <text:p text:style-name="P20">ENV-WQP-0003 (REV 10/2015)</text:p>
      <text:p text:style-name="P20"><draw:line text:anchor-type="paragraph" draw:z-index="1" draw:name="Horizontal line 4" draw:style-name="gr12" draw:text-style-name="P38" svg:x1="0.0035in" svg:y1="0.0953in" svg:x2="6.8646in" svg:y2="0.0937in"><text:p/></draw:line></text:p>
      <text:p text:style-name="P20"/>
      <text:p text:style-name="P27">SUMMARY OF FINDINGS AND CORRECTIVE ACTION STATUS</text:p>
      <text:p text:style-name="P2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draw:control text:anchor-type="char" draw:z-index="66" draw:name="Control 66" draw:style-name="gr6" draw:text-style-name="P34" svg:width="0.7724in" svg:height="0.4031in" svg:x="0.0437in" svg:y="1.6984in" draw:control="control65"/><draw:control text:anchor-type="char" draw:z-index="65" draw:name="Control 65" draw:style-name="gr6" draw:text-style-name="P34" svg:width="0.7504in" svg:height="0.3996in" svg:x="0.0547in" svg:y="0.622in" draw:control="control64"/>STORMWATER CONTRACT ADMINISTRATION <text:span text:style-name="T1">SUMMARY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2387206371904">
          <table:table-cell table:style-name="Table5.A1" office:value-type="string">
            <text:p text:style-name="P10">Finding No.</text:p>
          </table:table-cell>
          <table:table-cell table:style-name="Table5.A1" office:value-type="string">
            <text:p text:style-name="P13">Finding Description Summary</text:p>
          </table:table-cell>
          <table:table-cell table:style-name="Table5.A1" office:value-type="string">
            <text:p text:style-name="P13">Corrected?</text:p>
          </table:table-cell>
          <table:table-cell table:style-name="Table5.D1" office:value-type="string">
            <text:p text:style-name="P12">Date of Corrective Action Completion</text:p>
          </table:table-cell>
        </table:table-row>
        <table:table-row table:style-name="TableLine2387206387408">
          <table:table-cell table:style-name="Table5.A2" office:value-type="string">
            <text:p text:style-name="P11"/>
          </table:table-cell>
          <table:table-cell table:style-name="Table5.B2" office:value-type="string">
            <text:p text:style-name="P29"><draw:control text:anchor-type="as-char" svg:y="0.0098in" draw:z-index="55" draw:name="Control 54" draw:style-name="gr10" draw:text-style-name="P34" svg:width="3.9906in" svg:height="0.4004in" draw:control="control53"/></text:p>
          </table:table-cell>
          <table:table-cell table:style-name="Table5.C2" office:value-type="string">
            <text:p text:style-name="P32"><draw:control text:anchor-type="char" draw:z-index="53" draw:name="Control 52" draw:style-name="gr6" draw:text-style-name="P35" svg:width="0.6079in" svg:height="0.3988in" svg:x="0.0043in" svg:y="0.0091in" draw:control="control55"/></text:p>
          </table:table-cell>
          <table:table-cell table:style-name="Table5.D2" office:value-type="string">
            <text:p text:style-name="P29"><draw:control text:anchor-type="char" draw:z-index="63" draw:name="Control 63" draw:style-name="gr7" draw:text-style-name="P35" svg:width="1.1677in" svg:height="0.398in" svg:x="0in" svg:y="0.0098in" draw:control="control62"/></text:p>
          </table:table-cell>
        </table:table-row>
      </table:table>
      <table:table table:name="Table6" table:style-name="Table6">
        <table:table-column table:style-name="Table6.A"/>
        <table:table-row table:style-name="TableLine2387206380336">
          <table:table-cell table:style-name="Table6.A1" office:value-type="string">
            <text:p text:style-name="P25">CONSTRUCTION SITE BMP SUMMARY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2387206375440">
          <table:table-cell table:style-name="Table7.A1" office:value-type="string">
            <text:p text:style-name="P26">Finding No.</text:p>
          </table:table-cell>
          <table:table-cell table:style-name="Table7.A1" office:value-type="string">
            <text:p text:style-name="P14">Finding Description Summary</text:p>
          </table:table-cell>
          <table:table-cell table:style-name="Table7.A1" office:value-type="string">
            <text:p text:style-name="P14">Corrected?</text:p>
          </table:table-cell>
          <table:table-cell table:style-name="Table7.D1" office:value-type="string">
            <text:p text:style-name="P12">Date of Corrective Action Completion</text:p>
          </table:table-cell>
        </table:table-row>
        <table:table-row table:style-name="TableLine2387206371360">
          <table:table-cell table:style-name="Table7.A2" office:value-type="string">
            <text:p text:style-name="P11"/>
          </table:table-cell>
          <table:table-cell table:style-name="Table7.B2" office:value-type="string">
            <text:p text:style-name="P29"><draw:control text:anchor-type="as-char" svg:y="0.0201in" draw:z-index="56" draw:name="Control 55" draw:style-name="gr10" draw:text-style-name="P34" svg:width="3.9504in" svg:height="0.4004in" draw:control="control54"/></text:p>
          </table:table-cell>
          <table:table-cell table:style-name="Table7.C2" office:value-type="string">
            <text:p text:style-name="P30"><draw:control text:anchor-type="char" draw:z-index="54" draw:name="Control 53" draw:style-name="gr6" draw:text-style-name="P35" svg:width="0.6114in" svg:height="0.4031in" svg:x="0in" svg:y="0.0181in" draw:control="control52"/></text:p>
          </table:table-cell>
          <table:table-cell table:style-name="Table7.D2" office:value-type="string">
            <text:p text:style-name="P31"><draw:control text:anchor-type="char" draw:z-index="64" draw:name="Control 64" draw:style-name="gr7" draw:text-style-name="P35" svg:width="1.1669in" svg:height="0.4016in" svg:x="0in" svg:y="0.0193in" draw:control="control63"/></text:p>
          </table:table-cell>
        </table:table-row>
      </table:table>
      <text:p text:style-name="P28"/>
      <text:p text:style-name="P28"/>
      <text:p text:style-name="P18">State of California - Department of Transportation</text:p>
      <text:p text:style-name="P19">Project Construction Stormwater Review Report</text:p>
      <text:p text:style-name="P21">ENV-WQP-0003 (REV 10/2015)</text:p>
      <text:p text:style-name="P21"/>
      <text:p text:style-name="P21"/>
      <table:table table:name="Table1" table:style-name="Table1">
        <table:table-column table:style-name="Table1.A"/>
        <table:table-row table:style-name="TableLine2387206381968">
          <table:table-cell table:style-name="Table1.A1" office:value-type="string">
            <text:p text:style-name="P24">STORMWATER CONTRACT ADMINISTRATION REVIEW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2">Finding N<text:span text:style-name="T3">o</text:span>.</text:p>
            <text:p text:style-name="P22"><draw:control text:anchor-type="as-char" draw:z-index="67" draw:name="Control 61" draw:style-name="gr5" draw:text-style-name="P34" svg:width="2.2315in" svg:height="0.2795in" draw:control="control66"/></text:p>
          </table:table-cell>
          <table:table-cell table:style-name="Table2.A1" office:value-type="string">
            <text:p text:style-name="P22">Administrative Category<draw:control text:anchor-type="as-char" draw:z-index="60" draw:name="Control 59" draw:style-name="gr5" draw:text-style-name="P34" svg:width="2.2315in" svg:height="0.2795in" draw:control="control59"/></text:p>
          </table:table-cell>
          <table:table-cell table:style-name="Table2.C1" office:value-type="string">
            <text:p text:style-name="P23">Checklist Question N<text:span text:style-name="T3">o</text:span>.</text:p>
            <text:p text:style-name="P23"><draw:control text:anchor-type="as-char" draw:z-index="61" draw:name="Control 60" draw:style-name="gr5" draw:text-style-name="P34" svg:width="2.2315in" svg:height="0.2795in" draw:control="control60"/>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Observation <text:s/><draw:control text:anchor-type="as-char" draw:z-index="57" draw:name="Control 56" draw:style-name="gr9" draw:text-style-name="P34" svg:width="6.2394in" svg:height="0.4004in" draw:control="control56"/></text:p>
          </table:table-cell>
        </table:table-row>
      </table:table>
      <table:table table:name="Table8" table:style-name="Table8">
        <table:table-column table:style-name="Table8.A"/>
        <table:table-row table:style-name="TableLine2387206377344">
          <table:table-cell table:style-name="Table8.A1" office:value-type="string">
            <text:p text:style-name="P22">Standard Reference <text:s/><draw:control text:anchor-type="as-char" draw:z-index="69" draw:name="Control 68" draw:style-name="gr3" draw:text-style-name="P34" svg:width="5.9094in" svg:height="0.2004in" draw:control="control68"/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2">Standard <text:s/><draw:control text:anchor-type="as-char" draw:z-index="58" draw:name="Control 57" draw:style-name="gr8" draw:text-style-name="P34" svg:width="6.387in" svg:height="0.4004in" draw:control="control57"/></text:p>
          </table:table-cell>
        </table:table-row>
      </table:table>
      <table:table table:name="Table10" table:style-name="Table10">
        <table:table-column table:style-name="Table10.A"/>
        <table:table-row table:style-name="TableLine2387206383328">
          <table:table-cell table:style-name="Table10.A1" office:value-type="string">
            <text:p text:style-name="P22">Corrective Action Taken: <text:s/><draw:control text:anchor-type="as-char" draw:z-index="62" draw:name="Control 62" draw:style-name="gr3" draw:text-style-name="P34" svg:width="5.663in" svg:height="0.2004in" draw:control="control61"/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2">Date Completed</text:p>
            <text:p text:style-name="P22"><draw:control text:anchor-type="as-char" draw:z-index="68" draw:name="Control 67" draw:style-name="gr4" draw:text-style-name="P35" svg:width="1.6051in" svg:height="0.2004in" draw:control="control67"/></text:p>
          </table:table-cell>
          <table:table-cell table:style-name="Table11.B1" office:value-type="string">
            <text:p text:style-name="P22"><draw:control text:anchor-type="char" draw:z-index="59" draw:name="Control 58" draw:style-name="gr6" draw:text-style-name="P34" svg:width="3.6094in" svg:height="0.3307in" svg:x="1.5465in" svg:y="0in" draw:control="control58"/>Verified By (Print name and title) <text:s/>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2:14:25.838000000</meta:creation-date>
    <dc:date>2021-10-23T18:51:13.018000000</dc:date>
    <meta:editing-duration>PT2H49M21S</meta:editing-duration>
    <meta:editing-cycles>35</meta:editing-cycles>
    <meta:generator>LibreOffice/7.2.1.2$Windows_X86_64 LibreOffice_project/87b77fad49947c1441b67c559c339af8f3517e22</meta:generator>
    <meta:document-statistic meta:table-count="13" meta:image-count="0" meta:object-count="0" meta:page-count="3" meta:paragraph-count="54" meta:word-count="140" meta:character-count="1099" meta:non-whitespace-character-count="977"/>
  </office:meta>
</office:document-meta>
</file>